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REVELATION 18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REVELATION (18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REASONS (18:2-3, 5, 7, 13b, 23c-2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3-twoColTx-Title-and-2-Column-Text" presentation:presentation-page-layout-name="Master1-PPL13" draw:id="Slide-257">
        <draw:frame draw:id="id92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THE REASONS (18:2-3, 5, 7, 13b, 23c-24):<text:s text:c="1"/></text:span><text:span text:style-name="a499" text:class-names=""/></text:p>
          </draw:text-box>
          <svg:title/>
          <svg:desc/>
        </draw:frame>
        <draw:frame draw:id="id93" presentation:style-name="a514" draw:name="Text Placeholder 2" svg:x="1.38021in" svg:y="2in" svg:width="4.61632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It has become a den of demons (18:2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It is filled with immorality (18:3a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It is materialistic to the core (18:3b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  <draw:frame draw:id="id94" presentation:style-name="a530" draw:name="Text Placeholder 3" svg:x="6.16319in" svg:y="2in" svg:width="4.61632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Its sins are as high as the heavens (18: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It is totally proud and arrogant (18:7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t has deceived the nations and killed the saints (18:23c-24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It is buying and selling human slaves (18:13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3" draw:style-name="a531" draw:master-page-name="Master1-Layout12-tx-Title-and-Text" presentation:presentation-page-layout-name="Master1-PPL12" draw:id="Slide-258">
        <draw:frame draw:id="id95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REVELATION 18</text:span><text:span text:style-name="a533" text:class-names=""/></text:p>
          </draw:text-box>
          <svg:title/>
          <svg:desc/>
        </draw:frame>
        <draw:frame draw:id="id96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THE REVELATION (18: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THE REASONS (18:2-3, 5, 7, 13b, 23c-2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THE REMOVAL (18:4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THE RETRIBUTION (18:6, 8, 10b, 17a, 19b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4" draw:style-name="a552" draw:master-page-name="Master1-Layout12-tx-Title-and-Text" presentation:presentation-page-layout-name="Master1-PPL12" draw:id="Slide-259">
        <draw:frame draw:id="id97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RETRIBUTION (18:6, 8, 10b, 17a, 19b):<text:s text:c="1"/></text:span><text:span text:style-name="a554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severity of the destruction (18: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suddenness of the destruction (18:8, 10b, 17a, 19b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5" draw:style-name="a567" draw:master-page-name="Master1-Layout12-tx-Title-and-Text" presentation:presentation-page-layout-name="Master1-PPL12" draw:id="Slide-260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REVELATION 18</text:span><text:span text:style-name="a569" text:class-names=""/></text:p>
          </draw:text-box>
          <svg:title/>
          <svg:desc/>
        </draw:frame>
        <draw:frame draw:id="id100" presentation:style-name="a590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REVELATION (18: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REASONS (18:2-3, 5, 7, 13b, 23c-2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REMOVAL (18:4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RETRIBUTION (18:6, 8, 10b, 17a, 19b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REACTION (18:9, 10a, 11-16, 17b-19a, 2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6" draw:style-name="a591" draw:master-page-name="Master1-Layout1-title-Title-Slide" presentation:presentation-page-layout-name="Master1-PPL1" draw:id="Slide-261">
        <draw:frame draw:id="id101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THE REACTION (18:9, 10a, 11-16, 17b-19a, 20)<text:s text:c="1"/></text:span><text:span text:style-name="a593" text:class-names=""/></text:p>
          </draw:text-box>
          <svg:title/>
          <svg:desc/>
        </draw:frame>
        <draw:frame draw:id="id102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<text:s text:c="1"/>Great remorse by the unsaved (18:9-10a, 11-19a)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7" draw:style-name="a601" draw:master-page-name="Master1-Layout12-tx-Title-and-Text" presentation:presentation-page-layout-name="Master1-PPL12" draw:id="Slide-262">
        <draw:frame draw:id="id103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Great remorse by the unsaved (18:9-10a, 11-19a)<text:s text:c="1"/></text:span><text:span text:style-name="a603" text:class-names=""/></text:p>
          </draw:text-box>
          <svg:title/>
          <svg:desc/>
        </draw:frame>
        <draw:frame draw:id="id104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What the merchants of the world cry out (18:10a, 16, 19a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Why they cry out (18:9, 11-15, 17b-18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8" draw:style-name="a616" draw:master-page-name="Master1-Layout12-tx-Title-and-Text" presentation:presentation-page-layout-name="Master1-PPL12" draw:id="Slide-263">
        <draw:frame draw:id="id105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REACTION (18:9, 10a, 11-16, 17b-19a, 20)<text:s text:c="1"/></text:span><text:span text:style-name="a618" text:class-names=""/></text:p>
          </draw:text-box>
          <svg:title/>
          <svg:desc/>
        </draw:frame>
        <draw:frame draw:id="id106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Great remorse by the unsaved (18:9-10a, 11-19a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Great rejoicing by the saved (18:20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9" draw:style-name="a631" draw:master-page-name="Master1-Layout12-tx-Title-and-Text" presentation:presentation-page-layout-name="Master1-PPL12" draw:id="Slide-264">
        <draw:frame draw:id="id107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REVELATION 18</text:span><text:span text:style-name="a633" text:class-names=""/></text:p>
          </draw:text-box>
          <svg:title/>
          <svg:desc/>
        </draw:frame>
        <draw:frame draw:id="id108" presentation:style-name="a657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THE REVELATION (18:1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THE REASONS (18:2-3, 5, 7, 13b, 23c-24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REMOVAL (18: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RETRIBUTION (18:6, 8, 10b, 17a, 19b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REACTION (18:9, 10a, 11-16, 17b-19a, 20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RESULTS (18:21-23b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0" draw:style-name="a658" draw:master-page-name="Master1-Layout12-tx-Title-and-Text" presentation:presentation-page-layout-name="Master1-PPL12" draw:id="Slide-265">
        <draw:frame draw:id="id109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RESULTS (18:21-23b):<text:s text:c="1"/></text:span><text:span text:style-name="a660" text:class-names=""/></text:p>
          </draw:text-box>
          <svg:title/>
          <svg:desc/>
        </draw:frame>
        <draw:frame draw:id="id110" presentation:style-name="a678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No sound of music in Babylon (18:21-22a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No industry in Babylon (18:22b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No light in Babylon (18:23a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No joyous weddings in Babylon (18:23b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1" draw:style-name="a679" draw:master-page-name="Master1-Layout12-tx-Title-and-Text" presentation:presentation-page-layout-name="Master1-PPL12" draw:id="Slide-266">
        <draw:frame draw:id="id111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REVELATION 18</text:span><text:span text:style-name="a681" text:class-names=""/></text:p>
          </draw:text-box>
          <svg:title/>
          <svg:desc/>
        </draw:frame>
        <draw:frame draw:id="id112" presentation:style-name="a705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THE REVELATION (18:1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REASONS (18:2-3, 5, 7, 13b, 23c-24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REMOVAL (18:4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RETRIBUTION (18:6, 8, 10b, 17a, 19b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THE REACTION (18:9, 10a, 11-16, 17b-19a, 20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THE RESULTS (18:21-23b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8</dc:title>
    <meta:initial-creator>David STRICKLAND</meta:initial-creator>
    <dc:creator>David STRICKLAND</dc:creator>
    <meta:creation-date>2020-02-22T17:40:42Z</meta:creation-date>
    <dc:date>2020-02-22T17:40:43Z</dc:date>
    <meta:template xlink:href="BibleStudy" xlink:type="simple"/>
    <meta:editing-cycles>1</meta:editing-cycles>
    <meta:editing-duration>PT0S</meta:editing-duration>
    <meta:document-statistic meta:paragraph-count="52" meta:word-count="483"/>
  </office:meta>
</office:document-meta>
</file>